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Expression( boolean required , boolean valueExpression , boolean metho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Metho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etaData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Valu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